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8pt" style:font-size-asian="18pt" style:font-size-complex="1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ristian Prophecy <text:s/>1/11/25</text:p>
      <text:p text:style-name="P1"/>
      <text:p text:style-name="P1">So I first got involved with the Christian Church circa 1979. I had a philosophy of sorts. A eclectic mix of all sorts, from Aristotle,Plato to Nietze and Sartre. Plus a large dose of the existential writers even including Soren Kierkegaard. Not forgetting a larger helping of Buddism, Sufis and hinduism. Even the Maharishi and the Gita. Not forgetting the Sociology of Knowledge.Not forgetting massive doses of music. <text:s/>However one thing I still lacked was a healthy dose of sceptisim and cynicism. In other words I was totally gullible. I believed anyone, Even con men and women. So when I was skint and alone in a foreign country I was impressed into the Christian Church as they were the only people who would help me. So when I was receiving food and shelter from the Church it hardly seemed right to challenge their “philosophy” . Besides I knew not a lot about the Christian faith even though I raised as Roman Catholic and was a altar boy. </text:p>
      <text:p text:style-name="P1">So if the Church taught me that end time prophecy was in a particular mould then who was I to argue and challenge? I accepted the whole teaching hook line and sinker. Of course being Christian fascists they did not give alternative views. It took me nearly 40 years to figure out that there are alternate views. By this time the orthodox view had time to really sink in deep. It used to be called indoctrination or simply brainwashing! They did a good job. </text:p>
      <text:p text:style-name="P1">Of course noone would even pray for my heroin addicted girlfriend....just think if we had prayed for her she might have got saved , and even her family and friends.....but nothing happened ...i guess I was a scandal as I was having sex with my girlfriend. But noone prayed for her. But then why pray for a hopeless case? With what I believe now I think she should have been prayed for if nothing else. Now nothing may have happened. On the other hand you never know. Stranger things have happened. But I was too naïve. I never challenged the authority of the Church. The Church was right and that was that. If she was <text:soft-page-break/>evil then that was that. </text:p>
      <text:p text:style-name="P1">So philosophy and theology. On the other hand someone once said <text:s/>what has Jerusalem to do with Athen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11-01T12:01:49.03</meta:creation-date>
    <dc:date>2025-11-01T12:40:07.92</dc:date>
    <meta:editing-duration>PT38M21S</meta:editing-duration>
    <meta:editing-cycles>2</meta:editing-cycles>
    <meta:generator>OpenOffice/4.1.15$Win32 OpenOffice.org_project/4115m2$Build-9813</meta:generator>
    <meta:document-statistic meta:table-count="0" meta:image-count="0" meta:object-count="0" meta:page-count="2" meta:paragraph-count="5" meta:word-count="392" meta:character-count="2178"/>
  </office:meta>
</office:document-meta>
</file>